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b415" officeooo:paragraph-rsid="0000b415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.1965in" style:contextual-spacing="false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0b415" officeooo:paragraph-rsid="0000b41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0b415" officeooo:paragraph-rsid="0000b415" style:font-size-asian="16pt" style:font-weight-asian="normal" style:font-size-complex="16pt" style:font-weight-complex="normal"/>
    </style:style>
    <style:style style:name="T1" style:family="text">
      <style:text-properties officeooo:rsid="0000b415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00b415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eusz Kołacz, 336360</text:p>
      <text:p text:style-name="P1">Aleksander Bujnowski, xxxxxx</text:p>
      <text:p text:style-name="P3"><text:span text:style-name="T2">WSI – Ćwiczenie </text:span><text:span text:style-name="T3">5</text:span></text:p>
      <text:h text:style-name="Heading_20_2" text:outline-level="2">Zadanie wykonywane w parach</text:h>
      <text:p text:style-name="Standard"/>
      <text:p text:style-name="P4">Proszę zaimplementować perceptron dwuwarstwowy i nauczyć go reprezentować funkcję J : [-5,5] → R, daną wzorem: J(x) = sin(x*sqrt(p[0]+1))+cos(x*sqrt(p[1]+1)), gdzie p[0] i p[1] to najmłodsze cyfry numerów indeksów wykonawców. </text:p>
      <text:p text:style-name="Text_20_body">W sprawozdaniu powinny znaleźć się wykresy funkcji aproksymowanej i jej aproksymacji. Powinny również znaleźć się wskaźniki jakości aproksymacji. Jak liczba neuronów w warstwie ukrytej wpływa na jakość aproksymacji? </text:p>
      <text:p text:style-name="Text_20_body">Przygotowałem dla Państwa <text:a xlink:type="simple" xlink:href="https://staff.elka.pw.edu.pl/~rbiedrzy/WSI_CW/nn4stud.py" text:style-name="Internet_20_link" text:visited-style-name="Visited_20_Internet_20_Link">kod</text:a>, który powinien ułatwić wykonanie zadania a jednocześnie utrudnić bezmyślne użycie kodu z Internetu. Program ten należy dokończyć, a nie zastąpić całkowicie innym kodem. Nie można używać kodu z Internetu, czy bardziej ogólnie, kodu, którego nie jest się autorem.</text:p>
      <text:p text:style-name="Standard"/>
      <text:p text:style-name="P5">Wyniki</text:p>
      <text:p text:style-name="P6">W ramach zadania zaimplementowano perceptron dwuwarstwowy, który nauczono reprezentować funkcję podaną w poleceniu powyżej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23:16:47.324034175</meta:creation-date>
    <dc:date>2024-05-18T23:24:16.636845369</dc:date>
    <meta:editing-duration>PT7M2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27" meta:character-count="957" meta:non-whitespace-character-count="836"/>
  </office:meta>
</office:document-meta>
</file>